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6-30T21:29:23.943000000</dc:date>
    <meta:editing-duration>P6DT15H59M24S</meta:editing-duration>
    <meta:editing-cycles>11</meta:editing-cycles>
    <meta:generator>LibreOffice/7.4.4.2$Windows_X86_64 LibreOffice_project/85569322deea74ec9134968a29af2df5663baa21</meta:generator>
    <meta:document-statistic meta:table-count="4" meta:cell-count="563" meta:object-count="6"/>
  </office:meta>
</office:document-meta>
</file>